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6666ff" draw:opacity="80%" draw:textarea-horizontal-align="justify" draw:textarea-vertical-align="middle" draw:auto-grow-height="false" draw:shadow-opacity="80%" style:protect="position size"/>
    </style:style>
    <style:style style:name="gr2" style:family="graphic" style:parent-style-name="objectwithoutfill">
      <style:graphic-properties draw:textarea-vertical-align="middle" draw:auto-grow-height="false"/>
    </style:style>
    <style:style style:name="gr3" style:family="graphic" style:parent-style-name="objectwithoutfill">
      <style:graphic-properties draw:textarea-vertical-align="middle"/>
    </style:style>
    <style:style style:name="gr4" style:family="graphic" style:parent-style-name="text">
      <style:graphic-properties draw:auto-grow-height="true" draw:auto-grow-width="true" fo:min-height="0.28cm" fo:min-width="0.804cm"/>
    </style:style>
    <style:style style:name="gr5" style:family="graphic" style:parent-style-name="text">
      <style:graphic-properties draw:auto-grow-height="true" draw:auto-grow-width="true" fo:min-height="0.286cm" fo:min-width="0.37cm"/>
    </style:style>
    <style:style style:name="gr6" style:family="graphic" style:parent-style-name="text">
      <style:graphic-properties draw:auto-grow-height="true" draw:auto-grow-width="true" fo:min-height="0.279cm" fo:min-width="1.218cm"/>
    </style:style>
    <style:style style:name="gr7" style:family="graphic" style:parent-style-name="standard">
      <style:graphic-properties draw:stroke="dash" draw:stroke-dash="Dashed_20__28_var_29_" svg:stroke-width="0.051cm" svg:stroke-color="#000000" draw:marker-start="Line_20_Arrow" draw:marker-start-width="0.276cm" draw:marker-end="" draw:marker-end-width="0.276cm" draw:fill="solid" draw:fill-color="#6666ff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svg:stroke-width="0cm" svg:stroke-color="#000000" draw:marker-start-width="0.2cm" draw:marker-end-width="0.2cm" draw:fill="solid" draw:fill-color="#6666ff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language="de" fo:country="D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046cm" svg:height="10.65cm" svg:x="2.254cm" svg:y="0.2cm">
          <text:p/>
          <draw:enhanced-geometry svg:viewBox="0 0 21600 21600" draw:type="rectangle" draw:enhanced-path="M 0 0 L 21600 0 21600 21600 0 21600 0 0 Z N"/>
        </draw:custom-shape>
        <draw:g xml:id="id15" draw:id="id15">
          <draw:g>
            <draw:custom-shape draw:style-name="gr2" draw:text-style-name="P1" draw:layer="layout" svg:width="0.613cm" svg:height="0.613cm" svg:x="0.589cm" svg:y="1.7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0.896cm" svg:y1="2.32cm" svg:x2="0.896cm" svg:y2="3.163cm">
              <text:p/>
            </draw:line>
            <draw:line draw:style-name="gr3" draw:text-style-name="P1" draw:layer="layout" svg:x1="0.589cm" svg:y1="2.627cm" svg:x2="1.202cm" svg:y2="2.627cm">
              <text:p/>
            </draw:line>
            <draw:line draw:style-name="gr3" draw:text-style-name="P1" draw:layer="layout" svg:x1="0.896cm" svg:y1="3.163cm" svg:x2="0.513cm" svg:y2="3.699cm">
              <text:p/>
            </draw:line>
            <draw:line draw:style-name="gr3" draw:text-style-name="P1" draw:layer="layout" svg:x1="0.88cm" svg:y1="3.163cm" svg:x2="1.263cm" svg:y2="3.699cm">
              <text:p/>
            </draw:line>
          </draw:g>
          <draw:frame draw:style-name="gr4" draw:layer="layout" svg:width="1.747cm" svg:height="0.725cm" svg:x="0.146cm" svg:y="3.699cm">
            <draw:text-box>
              <text:p>Nutzer</text:p>
            </draw:text-box>
          </draw:frame>
        </draw:g>
        <draw:g xml:id="id5" draw:id="id5">
          <draw:g>
            <draw:custom-shape draw:style-name="gr2" draw:text-style-name="P1" draw:layer="layout" svg:width="0.613cm" svg:height="0.613cm" svg:x="0.562cm" svg:y="4.6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0.869cm" svg:y1="5.261cm" svg:x2="0.869cm" svg:y2="6.104cm">
              <text:p/>
            </draw:line>
            <draw:line draw:style-name="gr3" draw:text-style-name="P1" draw:layer="layout" svg:x1="0.562cm" svg:y1="5.568cm" svg:x2="1.175cm" svg:y2="5.568cm">
              <text:p/>
            </draw:line>
            <draw:line draw:style-name="gr3" draw:text-style-name="P1" draw:layer="layout" svg:x1="0.869cm" svg:y1="6.104cm" svg:x2="0.486cm" svg:y2="6.64cm">
              <text:p/>
            </draw:line>
            <draw:line draw:style-name="gr3" draw:text-style-name="P1" draw:layer="layout" svg:x1="0.852cm" svg:y1="6.104cm" svg:x2="1.235cm" svg:y2="6.64cm">
              <text:p/>
            </draw:line>
          </draw:g>
          <draw:frame draw:style-name="gr5" draw:layer="layout" svg:width="1.209cm" svg:height="0.725cm" svg:x="0.269cm" svg:y="6.639cm">
            <draw:text-box>
              <text:p><text:span text:style-name="T1">Zeit</text:span></text:p>
            </draw:text-box>
          </draw:frame>
        </draw:g>
        <draw:g xml:id="id14" draw:id="id14">
          <draw:g>
            <draw:custom-shape draw:style-name="gr2" draw:text-style-name="P1" draw:layer="layout" svg:width="0.613cm" svg:height="0.613cm" svg:x="0.576cm" svg:y="7.43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0.883cm" svg:y1="8.05cm" svg:x2="0.883cm" svg:y2="8.893cm">
              <text:p/>
            </draw:line>
            <draw:line draw:style-name="gr3" draw:text-style-name="P1" draw:layer="layout" svg:x1="0.576cm" svg:y1="8.357cm" svg:x2="1.189cm" svg:y2="8.357cm">
              <text:p/>
            </draw:line>
            <draw:line draw:style-name="gr3" draw:text-style-name="P1" draw:layer="layout" svg:x1="0.882cm" svg:y1="8.893cm" svg:x2="0.499cm" svg:y2="9.429cm">
              <text:p/>
            </draw:line>
            <draw:line draw:style-name="gr3" draw:text-style-name="P1" draw:layer="layout" svg:x1="0.866cm" svg:y1="8.893cm" svg:x2="1.249cm" svg:y2="9.429cm">
              <text:p/>
            </draw:line>
          </draw:g>
          <draw:frame draw:style-name="gr6" draw:layer="layout" svg:width="2.263cm" svg:height="0.725cm" svg:x="-0.108cm" svg:y="9.43cm">
            <draw:text-box>
              <text:p><text:span text:style-name="T1">Verwalter</text:span></text:p>
            </draw:text-box>
          </draw:frame>
        </draw:g>
        <draw:connector draw:style-name="gr7" draw:text-style-name="P1" draw:layer="layout" draw:type="lines" svg:x1="3.707cm" svg:y1="2.579cm" svg:x2="3.355cm" svg:y2="1.168cm" draw:start-shape="id1" draw:start-glue-point="4" draw:end-shape="id2" draw:end-glue-point="8" svg:d="m3707 2579v-501l-352-409v-501">
          <text:p text:style-name="P1">&lt;&lt;extends&gt;&gt;</text:p>
        </draw:connector>
        <draw:connector draw:style-name="gr7" draw:text-style-name="P1" draw:layer="layout" draw:type="lines" svg:x1="5.048cm" svg:y1="3.039cm" svg:x2="6.633cm" svg:y2="2.406cm" draw:start-shape="id1" draw:start-glue-point="10" draw:end-shape="id3" draw:end-glue-point="6" svg:d="m5048 3039h502l582-633h501">
          <text:p text:style-name="P1">&lt;&lt;extends&gt;&gt;</text:p>
        </draw:connector>
        <draw:connector draw:style-name="gr7" draw:text-style-name="P1" draw:layer="layout" draw:type="lines" svg:x1="4.656cm" svg:y1="3.365cm" svg:x2="6.65cm" svg:y2="3.523cm" draw:start-shape="id1" draw:start-glue-point="9" draw:end-shape="id4" draw:end-glue-point="6" svg:d="m4656 3365v636l1493-478h501">
          <text:p text:style-name="P1">&lt;&lt;extends&gt;&gt;</text:p>
        </draw:connector>
        <draw:connector draw:style-name="gr3" draw:text-style-name="P1" draw:layer="layout" draw:type="lines" svg:x1="1.478cm" svg:y1="6.006cm" svg:x2="2.539cm" svg:y2="5.404cm" draw:start-shape="id5" draw:start-glue-point="1" draw:end-shape="id6" draw:end-glue-point="6" svg:d="m1478 6006h500l60-602h501">
          <text:p/>
        </draw:connector>
        <draw:custom-shape draw:style-name="gr8" draw:text-style-name="P1" xml:id="id7" draw:id="id7" draw:layer="layout" svg:width="2.682cm" svg:height="0.919cm" svg:x="5.25cm" svg:y="4.075cm">
          <text:p text:style-name="P1">Zurückgeb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" draw:id="id4" draw:layer="layout" svg:width="2.682cm" svg:height="0.919cm" svg:x="6.65cm" svg:y="3.063cm">
          <text:p text:style-name="P1">Verlänger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" draw:id="id3" draw:layer="layout" svg:width="2.682cm" svg:height="0.919cm" svg:x="6.633cm" svg:y="1.946cm">
          <text:p text:style-name="P1">Vorbestell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6" draw:id="id16" draw:layer="layout" svg:width="2.682cm" svg:height="0.92cm" svg:x="6.589cm" svg:y="0.829cm">
          <text:p text:style-name="P1">Ausleih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" draw:id="id2" draw:layer="layout" svg:width="1.839cm" svg:height="0.613cm" svg:x="2.435cm" svg:y="0.555cm">
          <text:p text:style-name="P1">Such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" draw:id="id1" draw:layer="layout" svg:width="2.682cm" svg:height="0.92cm" svg:x="2.366cm" svg:y="2.579cm">
          <text:p text:style-name="P1">Anmeld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" draw:id="id6" draw:layer="layout" svg:width="2.682cm" svg:height="1.183cm" svg:x="2.539cm" svg:y="4.812cm">
          <text:p text:style-name="P1">Warnung</text:p>
          <text:p text:style-name="P1">schick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3" draw:id="id13" draw:layer="layout" svg:width="4.482cm" svg:height="0.69cm" svg:x="5.788cm" svg:y="5.733cm">
          <text:p text:style-name="P1">Zurückgabe bestätig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2" draw:id="id12" draw:layer="layout" svg:width="3.378cm" svg:height="0.611cm" svg:x="6.931cm" svg:y="6.804cm">
          <text:p text:style-name="P1">Medien änder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" draw:id="id11" draw:layer="layout" svg:width="3.378cm" svg:height="0.611cm" svg:x="6.922cm" svg:y="7.82cm">
          <text:p text:style-name="P1">Gruppen änder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" draw:id="id10" draw:layer="layout" svg:width="3.899cm" svg:height="0.789cm" svg:x="6.296cm" svg:y="8.936cm">
          <text:p text:style-name="P1">Ausleihdauer änder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" draw:id="id9" draw:layer="layout" svg:width="3.899cm" svg:height="0.789cm" svg:x="3.921cm" svg:y="9.979cm">
          <text:p text:style-name="P1">Medienstatus abruf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" draw:id="id8" draw:layer="layout" svg:width="2.681cm" svg:height="1.287cm" svg:x="2.419cm" svg:y="7.725cm">
          <text:p text:style-name="P1">als Verwalter</text:p>
          <text:p text:style-name="P1">anmeld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s" svg:x1="3.707cm" svg:y1="3.499cm" svg:x2="5.25cm" svg:y2="4.535cm" draw:start-shape="id1" draw:start-glue-point="8" draw:end-shape="id7" draw:end-glue-point="6" svg:d="m3707 3499v502l1042 534h501">
          <text:p text:style-name="P1">&lt;&lt;extends&gt;&gt;</text:p>
        </draw:connector>
        <draw:connector draw:style-name="gr7" draw:text-style-name="P1" draw:layer="layout" draw:type="lines" svg:x1="3.76cm" svg:y1="9.012cm" svg:x2="3.921cm" svg:y2="10.373cm" draw:start-shape="id8" draw:start-glue-point="8" draw:end-shape="id9" draw:end-glue-point="6" svg:d="m3760 9012v501l-452 860h613">
          <text:p text:style-name="P1">&lt;&lt;extends&gt;&gt;</text:p>
        </draw:connector>
        <draw:connector draw:style-name="gr7" draw:text-style-name="P1" draw:layer="layout" draw:type="lines" svg:x1="4.708cm" svg:y1="8.824cm" svg:x2="6.296cm" svg:y2="9.33cm" draw:start-shape="id8" draw:start-glue-point="9" draw:end-shape="id10" draw:end-glue-point="6" svg:d="m4708 8824v689l1060-183h528">
          <text:p text:style-name="P1">&lt;&lt;extends&gt;&gt;</text:p>
        </draw:connector>
        <draw:connector draw:style-name="gr7" draw:text-style-name="P1" draw:layer="layout" draw:type="lines" svg:x1="5.1cm" svg:y1="8.369cm" svg:x2="6.922cm" svg:y2="8.126cm" draw:start-shape="id8" draw:start-glue-point="10" draw:end-shape="id11" draw:end-glue-point="6" svg:d="m5100 8369h501l820-243h501">
          <text:p text:style-name="P1">&lt;&lt;extends&gt;&gt;</text:p>
        </draw:connector>
        <draw:connector draw:style-name="gr7" draw:text-style-name="P1" draw:layer="layout" draw:type="lines" svg:x1="4.708cm" svg:y1="7.913cm" svg:x2="6.931cm" svg:y2="7.11cm" draw:start-shape="id8" draw:start-glue-point="11" draw:end-shape="id12" draw:end-glue-point="6" svg:d="m4708 7913v-690l1722-113h501">
          <text:p text:style-name="P1">&lt;&lt;extends&gt;&gt;</text:p>
        </draw:connector>
        <draw:connector draw:style-name="gr7" draw:text-style-name="P1" draw:layer="layout" draw:type="lines" svg:x1="3.76cm" svg:y1="7.725cm" svg:x2="5.788cm" svg:y2="6.078cm" draw:start-shape="id8" draw:start-glue-point="4" draw:end-shape="id13" draw:end-glue-point="6" svg:d="m3760 7725v-502l1527-1145h501">
          <text:p text:style-name="P1">&lt;&lt;extends&gt;&gt;</text:p>
        </draw:connector>
        <draw:connector draw:style-name="gr3" draw:text-style-name="P1" draw:layer="layout" draw:type="lines" svg:x1="2.155cm" svg:y1="8.796cm" svg:x2="2.419cm" svg:y2="8.369cm" draw:start-shape="id14" draw:start-glue-point="1" draw:end-shape="id8" draw:end-glue-point="6" svg:d="m2155 8796h500l-738-427h502">
          <text:p/>
        </draw:connector>
        <draw:connector draw:style-name="gr9" draw:text-style-name="P1" draw:layer="layout" draw:type="line" svg:x1="2.366cm" svg:y1="3.039cm" svg:x2="1.893cm" svg:y2="3.065cm" draw:start-shape="id1" draw:start-glue-point="6" draw:end-shape="id15" svg:d="m2366 3039-473 26">
          <text:p/>
        </draw:connector>
        <draw:connector draw:style-name="gr10" draw:text-style-name="P1" draw:layer="layout" svg:x1="1.019cm" svg:y1="1.707cm" svg:x2="2.435cm" svg:y2="0.862cm" draw:start-shape="id15" draw:start-glue-point="0" draw:end-shape="id2" draw:end-glue-point="6" svg:d="m1019 1707v-845h1416">
          <text:p/>
        </draw:connector>
        <draw:connector draw:style-name="gr7" draw:text-style-name="P1" draw:layer="layout" draw:type="lines" svg:x1="4.656cm" svg:y1="2.713cm" svg:x2="6.589cm" svg:y2="1.289cm" draw:start-shape="id1" draw:start-glue-point="11" draw:end-shape="id16" draw:end-glue-point="6" svg:d="m4656 2713v-635l1432-789h501">
          <text:p text:style-name="P1">&lt;&lt;extends&gt;&gt;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2cm" fo:margin-bottom="0.2cm" fo:margin-left="0.2cm" fo:margin-right="0.2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09T19:23:41.311505289</meta:creation-date>
    <dc:date>2015-01-13T08:16:22</dc:date>
    <meta:editing-duration>PT40M11S</meta:editing-duration>
    <meta:editing-cycles>6</meta:editing-cycles>
    <meta:generator>LibreOffice/3.5$Linux_X86_64 LibreOffice_project/350m1$Build-2</meta:generator>
    <meta:document-statistic meta:object-count="52"/>
  </office:meta>
</office:document-meta>
</file>